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Garamond LT" svg:font-family="'AGaramond LT'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1104" officeooo:paragraph-rsid="00071104"/>
    </style:style>
    <style:style style:name="P2" style:family="paragraph" style:parent-style-name="Standard">
      <style:text-properties officeooo:rsid="00072414" officeooo:paragraph-rsid="00072414"/>
    </style:style>
    <style:style style:name="P3" style:family="paragraph" style:parent-style-name="Standard">
      <style:text-properties officeooo:rsid="000ac154" officeooo:paragraph-rsid="000c7421"/>
    </style:style>
    <style:style style:name="P4" style:family="paragraph" style:parent-style-name="Text_20_body">
      <style:text-properties officeooo:rsid="00098195" officeooo:paragraph-rsid="00098195"/>
    </style:style>
    <style:style style:name="P5" style:family="paragraph" style:parent-style-name="Text_20_body">
      <style:text-properties officeooo:rsid="000ac154" officeooo:paragraph-rsid="000ac154"/>
    </style:style>
    <style:style style:name="P6" style:family="paragraph" style:parent-style-name="Text_20_body" style:list-style-name="L2">
      <style:text-properties officeooo:rsid="000919f0" officeooo:paragraph-rsid="000919f0"/>
    </style:style>
    <style:style style:name="P7" style:family="paragraph" style:parent-style-name="Text_20_body" style:list-style-name="L2">
      <style:text-properties officeooo:rsid="00098195" officeooo:paragraph-rsid="00098195"/>
    </style:style>
    <style:style style:name="P8" style:family="paragraph" style:parent-style-name="Text_20_body" style:list-style-name="L2">
      <style:text-properties officeooo:rsid="00113a3e" officeooo:paragraph-rsid="00149406"/>
    </style:style>
    <style:style style:name="P9" style:family="paragraph" style:parent-style-name="Text_20_body">
      <style:text-properties officeooo:rsid="000c7421" officeooo:paragraph-rsid="000ac154"/>
    </style:style>
    <style:style style:name="P10" style:family="paragraph" style:parent-style-name="Heading_20_1">
      <style:text-properties officeooo:rsid="000919f0" officeooo:paragraph-rsid="000919f0"/>
    </style:style>
    <style:style style:name="P11" style:family="paragraph" style:parent-style-name="Standard" style:list-style-name="L1">
      <style:text-properties officeooo:rsid="000ac154" officeooo:paragraph-rsid="000c7421"/>
    </style:style>
    <style:style style:name="T1" style:family="text">
      <style:text-properties officeooo:rsid="000ac154"/>
    </style:style>
    <style:style style:name="T2" style:family="text">
      <style:text-properties officeooo:rsid="000c7421"/>
    </style:style>
    <style:style style:name="T3" style:family="text">
      <style:text-properties officeooo:rsid="000d421e"/>
    </style:style>
    <style:style style:name="T4" style:family="text">
      <style:text-properties officeooo:rsid="00113a3e"/>
    </style:style>
    <style:style style:name="T5" style:family="text">
      <style:text-properties officeooo:rsid="001155eb"/>
    </style:style>
    <style:style style:name="T6" style:family="text">
      <style:text-properties officeooo:rsid="00131866"/>
    </style:style>
    <style:style style:name="T7" style:family="text">
      <style:text-properties officeooo:rsid="001599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Inland Empire Pyladies &amp; Women Coders!</text:p>
      <text:h text:style-name="Heading_20_1" text:outline-level="1">Agenda</text:h>
      <text:h text:style-name="Heading_20_2" text:outline-level="2">6-6:30pm <text:span text:style-name="T6">Introduction</text:span></text:h>
      <text:p text:style-name="P1">Background: <text:span text:style-name="T3">W</text:span>hat is IE Pyladies/<text:span text:style-name="T3">IE Python?</text:span> <text:span text:style-name="T3">What is </text:span>Learn to Code with Us?</text:p>
      <text:p text:style-name="P1">Thank you to our sponsor Riverside.io</text:p>
      <text:p text:style-name="P1">Intros: your name, a bit about your programming experience if any.</text:p>
      <text:h text:style-name="Heading_20_2" text:outline-level="2">6:30-9pm <text:span text:style-name="T1">Learn to Code with Us in Riverside!</text:span></text:h>
      <text:p text:style-name="P2">Everyone chooses a <text:span text:style-name="T3">coding </text:span>tutorial to work through independently.</text:p>
      <text:p text:style-name="P3"><text:span text:style-name="T2">For ideas and inspiration, s</text:span>ee:</text:p>
      <text:list xml:id="list538091228970234761" text:style-name="L1">
        <text:list-item>
          <text:p text:style-name="P11"><text:a xlink:type="simple" xlink:href="http://www.meetup.com/iepyladies/events/193373112/">http://www.meetup.com/iepyladies/events/193373112/</text:a></text:p>
        </text:list-item>
        <text:list-item>
          <text:p text:style-name="P11"><text:a xlink:type="simple" xlink:href="http://www.learntocodewithus.com/resources/">http://www.learntocodewithus.com/resources/</text:a></text:p>
        </text:list-item>
      </text:list>
      <text:p text:style-name="P2">Ask for help if you can't decide which <text:span text:style-name="T1">tutorial to try</text:span>, <text:span text:style-name="T2">or if you get stuck on setup or general confusion. </text:span></text:p>
      <text:h text:style-name="P10" text:outline-level="1">Local Resources</text:h>
      <text:p text:style-name="P4">The organizers of the following meetups are here tonight. Whatever your interest, there's a resource for you to learn more and share your knowledge. If you have questions <text:span text:style-name="T1">about any of these, ask!</text:span></text:p>
      <text:list xml:id="list8563883506429912822" text:style-name="L2">
        <text:list-item>
          <text:p text:style-name="P6">IE Pyladies &amp; Women Coders: <text:a xlink:type="simple" xlink:href="http://www.meetup.com/iepyladies/">http://www.meetup.com/iepyladies/</text:a> <text:span text:style-name="T4">(Audrey, John)</text:span></text:p>
        </text:list-item>
        <text:list-item>
          <text:p text:style-name="P6">IE Python: <text:a xlink:type="simple" xlink:href="http://www.meetup.com/iepython/">http://www.meetup.com/iepython/</text:a> <text:span text:style-name="T4">(John, Audrey)</text:span></text:p>
        </text:list-item>
        <text:list-item>
          <text:p text:style-name="P6">StartupIE: <text:a xlink:type="simple" xlink:href="http://www.meetup.com/startupie/">http://www.meetup.com/startupie/</text:a> <text:span text:style-name="T4">(Mike)</text:span></text:p>
        </text:list-item>
        <text:list-item>
          <text:p text:style-name="P7">Riverside.io: <text:a xlink:type="simple" xlink:href="http://riverside.io/">http://riverside.io/</text:a> <text:span text:style-name="T4">(Mike)</text:span></text:p>
        </text:list-item>
        <text:list-item>
          <text:p text:style-name="P7">Riverside Raspberry Pi Users Group: <text:a xlink:type="simple" xlink:href="http://www.meetup.com/Riverside-Raspberry/">http://www.meetup.com/Riverside-Raspberry/</text:a> <text:span text:style-name="T4">(John)</text:span></text:p>
        </text:list-item>
        <text:list-item>
          <text:p text:style-name="P7">San Diego Pyladies: <text:a xlink:type="simple" xlink:href="http://www.meetup.com/sd-pyladies/">http://www.meetup.com/sd-pyladies/</text:a> <text:span text:style-name="T4">(Carol)</text:span></text:p>
        </text:list-item>
        <text:list-item>
          <text:p text:style-name="P8">Girl DevelopIT San Diego: <text:span text:style-name="T7">website coming soon </text:span>(April)</text:p>
        </text:list-item>
      </text:list>
      <text:p text:style-name="P9">There are more on meetup.com. We are all really just one big tech community. Some of us even organize more than one meetup :)</text:p>
      <text:p text:style-name="P5">Shy about attending a meetup that is mostly men, <text:span text:style-name="T5">or a meetup about an advanced coding topic</text:span>? It can be intimidating. <text:span text:style-name="T2">You are not alone; talk to Audrey about this if you want.</text:span> I<text:span text:style-name="T2">f it helps,</text:span> <text:span text:style-name="T2">be reassured </text:span>that the organizers of the above are <text:span text:style-name="T5">working to make their meetups welcoming and approachable to you (and they care so much about being friendly/open that they're here tonigh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Garamond LT" svg:font-family="'AGaramond LT'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Garamond LT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Garamond LT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Garamond LT" fo:font-family="'AGaramond LT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AGaramond LT" fo:font-family="'AGaramond LT'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Garamond LT" fo:font-family="'AGaramond LT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aramond LT" fo:font-family="'AGaramond LT'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1:49:03.967838000</meta:creation-date>
    <dc:date>2014-07-28T14:00:07.749433000</dc:date>
    <meta:editing-duration>PT1H32M32S</meta:editing-duration>
    <meta:editing-cycles>12</meta:editing-cycles>
    <meta:generator>LibreOffice/4.2.3.3$MacOSX_x86 LibreOffice_project/882f8a0a489bc99a9e60c7905a60226254cb6ff0</meta:generator>
    <meta:document-statistic meta:table-count="0" meta:image-count="0" meta:object-count="0" meta:page-count="1" meta:paragraph-count="23" meta:word-count="260" meta:character-count="1738" meta:non-whitespace-character-count="1509"/>
  </office:meta>
</office:document-meta>
</file>